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83E28E"/>
      <style:text-properties fo:font-weight="bold" style:font-weight-asian="bold" style:font-weight-complex="bold"/>
    </style:style>
    <style:style style:name="ce7" style:family="table-cell" style:parent-style-name="Default" style:data-style-name="N15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83CCEB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5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B5CEA8" style:font-name="Consolas" style:font-name-asian="Consolas" style:font-name-complex="Consolas" fo:font-size="7pt" style:font-size-asian="7pt" style:font-size-complex="7pt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BFBFBF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9861111111111cm"/>
    </style:style>
    <style:style style:name="co2" style:family="table-column">
      <style:table-column-properties fo:break-before="auto" style:column-width="2.78694444444444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57527777777778cm"/>
    </style:style>
    <style:style style:name="co8" style:family="table-column">
      <style:table-column-properties fo:break-before="auto" style:column-width="2.76930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Données<text:s/></text:p>
          </table:table-cell>
          <table:table-cell office:value-type="string" table:style-name="ce13">
            <text:p>Colonne1</text:p>
          </table:table-cell>
          <table:table-cell table:style-name="ce1"/>
          <table:table-cell office:value-type="string" table:style-name="ce22">
            <text:p>Question 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/>
          <table:table-cell office:value-type="string" table:style-name="ce18">
            <text:p>mu terre<text:s/></text:p>
          </table:table-cell>
          <table:table-cell office:value-type="float" office:value="398601000000000" table:style-name="ce14">
            <text:p>3,99E+14</text:p>
          </table:table-cell>
          <table:table-cell table:style-name="ce1"/>
          <table:table-cell office:value-type="string" table:style-name="ce21">
            <text:p>T geo en s</text:p>
          </table:table-cell>
          <table:table-cell office:value-type="string" table:style-name="ce4">
            <text:p>86164,0955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8">
            <text:p>R terre</text:p>
          </table:table-cell>
          <table:table-cell office:value-type="float" office:value="6378140" table:style-name="ce15">
            <text:p>6378140</text:p>
          </table:table-cell>
          <table:table-cell table:style-name="ce1"/>
          <table:table-cell office:value-type="string" table:style-name="ce21">
            <text:p>a geo</text:p>
          </table:table-cell>
          <table:table-cell office:value-type="string" table:style-name="ce4">
            <text:p>42164178,26 m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8">
            <text:p>1 jour en s<text:s/></text:p>
          </table:table-cell>
          <table:table-cell office:value-type="float" office:value="86400" table:style-name="ce15">
            <text:p>86400</text:p>
          </table:table-cell>
          <table:table-cell table:style-name="ce1"/>
          <table:table-cell office:value-type="string" table:style-name="ce21">
            <text:p>h geo</text:p>
          </table:table-cell>
          <table:table-cell office:value-type="string" table:style-name="ce4">
            <text:p>35786038,26 m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8">
            <text:p>l année en j</text:p>
          </table:table-cell>
          <table:table-cell office:value-type="float" office:value="365.25" table:style-name="ce15">
            <text:p>365,2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8">
            <text:p>h orbite init (m)</text:p>
          </table:table-cell>
          <table:table-cell office:value-type="float" office:value="600000" table:style-name="ce15">
            <text:p>6000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9">
            <text:p>h orbite finale</text:p>
          </table:table-cell>
          <table:table-cell office:value-type="string" table:style-name="ce16">
            <text:p>h geo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1">
            <text:p>Question 2<text:s/></text:p>
          </table:table-cell>
          <table:table-cell table:style-name="ce4"/>
          <table:table-cell table:style-name="ce1"/>
          <table:table-cell office:value-type="string" table:style-name="ce21">
            <text:p>Question 3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21">
            <text:p>a init (m)</text:p>
          </table:table-cell>
          <table:table-cell office:value-type="float" office:value="6978140" table:formula="of:=[.C5]+[.C8]" table:style-name="ce4">
            <text:p>6978140</text:p>
          </table:table-cell>
          <table:table-cell table:style-name="ce1"/>
          <table:table-cell office:value-type="string" table:style-name="ce21">
            <text:p>a init<text:s/></text:p>
          </table:table-cell>
          <table:table-cell office:value-type="float" office:value="6978140" table:formula="of:=[.C13]" table:style-name="ce4">
            <text:p>697814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1">
            <text:p>a final (m)</text:p>
          </table:table-cell>
          <table:table-cell office:value-type="float" office:value="42164178.259999998" table:style-name="ce20">
            <text:p>42164178,26</text:p>
          </table:table-cell>
          <table:table-cell table:style-name="ce1"/>
          <table:table-cell office:value-type="string" table:style-name="ce21">
            <text:p>a final</text:p>
          </table:table-cell>
          <table:table-cell office:value-type="float" office:value="42164178.259999998" table:formula="of:=[.C14]" table:style-name="ce4">
            <text:p>42164178,2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1">
            <text:p>a intermediaire</text:p>
          </table:table-cell>
          <table:table-cell office:value-type="float" office:value="24571159.129999999" table:formula="of:=([.C13]+[.C14])/2" table:style-name="ce4">
            <text:p>24571159,13</text:p>
          </table:table-cell>
          <table:table-cell table:style-name="ce1"/>
          <table:table-cell office:value-type="string" table:style-name="ce21">
            <text:p>a intermediaire</text:p>
          </table:table-cell>
          <table:table-cell office:value-type="float" office:value="24571159.129999999" table:formula="of:=[.C15]" table:style-name="ce4">
            <text:p>24571159,1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1">
            <text:p>V ini = V1</text:p>
          </table:table-cell>
          <table:table-cell office:value-type="float" office:value="7557.8688739303198" table:formula="of:=SQRT([.C4]/[.C13])" table:style-name="ce4">
            <text:p>7557,868874</text:p>
          </table:table-cell>
          <table:table-cell table:style-name="ce1"/>
          <table:table-cell office:value-type="string" table:style-name="ce21">
            <text:p>i init deg</text:p>
          </table:table-cell>
          <table:table-cell office:value-type="float" office:value="7" table:formula="of:=7" table:style-name="ce4">
            <text:p>7</text:p>
          </table:table-cell>
          <table:table-cell office:value-type="float" office:value="0.12217304763960307" table:formula="of:=[.F16]*PI()/180" table:style-name="ce4">
            <text:p>0,122173048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1">
            <text:p>V final = V4</text:p>
          </table:table-cell>
          <table:table-cell office:value-type="float" office:value="3074.6619375220093" table:formula="of:=SQRT([.C4]/[.C14])" table:style-name="ce4">
            <text:p>3074,661938</text:p>
          </table:table-cell>
          <table:table-cell table:style-name="ce1"/>
          <table:table-cell office:value-type="string" table:style-name="ce21">
            <text:p>i final deg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F17]*PI()/18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1">
            <text:p>Vp int = V2</text:p>
          </table:table-cell>
          <table:table-cell office:value-type="float" office:value="9900.5278759315552" table:formula="of:=SQRT([.C4]*(2/[.C13]-1/[.C15]))" table:style-name="ce4">
            <text:p>9900,527876</text:p>
          </table:table-cell>
          <table:table-cell table:style-name="ce1"/>
          <table:table-cell office:value-type="string" table:style-name="ce21">
            <text:p>i intermediaire</text:p>
          </table:table-cell>
          <table:table-cell office:value-type="float" office:value="6.3169969564773396" table:formula="of:=6.31699695647734" table:style-name="ce4">
            <text:p>6,316996956</text:p>
          </table:table-cell>
          <table:table-cell office:value-type="float" office:value="0.11025239572899051" table:formula="of:=[.F18]*PI()/180" table:style-name="ce4">
            <text:p>0,11025239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1">
            <text:p>Va int = V3</text:p>
          </table:table-cell>
          <table:table-cell office:value-type="float" office:value="1638.5299665070004" table:formula="of:=SQRT([.C4]*(2/[.C14]-1/[.C15]))" table:style-name="ce4">
            <text:p>1638,529967</text:p>
          </table:table-cell>
          <table:table-cell table:style-name="ce1"/>
          <table:table-cell office:value-type="string" table:style-name="ce21">
            <text:p><text:s/>V ini = V1</text:p>
          </table:table-cell>
          <table:table-cell office:value-type="float" office:value="7557.8688739303198" table:formula="of:=[.C16]" table:style-name="ce4">
            <text:p>7557,86887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1">
            <text:p>DV</text:p>
          </table:table-cell>
          <table:table-cell office:value-type="float" office:value="2342.6590020012354" table:formula="of:=ABS([.C18]-[.C16])" table:style-name="ce4">
            <text:p>2342,659002</text:p>
          </table:table-cell>
          <table:table-cell table:style-name="ce1"/>
          <table:table-cell office:value-type="string" table:style-name="ce21">
            <text:p>V final = V4</text:p>
          </table:table-cell>
          <table:table-cell office:value-type="float" office:value="3074.6619375220093" table:formula="of:=[.C17]" table:style-name="ce4">
            <text:p>3074,66193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1">
            <text:p>DV2</text:p>
          </table:table-cell>
          <table:table-cell office:value-type="float" office:value="1436.131971015009" table:formula="of:=ABS([.C17]-[.C19])" table:style-name="ce4">
            <text:p>1436,131971</text:p>
          </table:table-cell>
          <table:table-cell table:style-name="ce1"/>
          <table:table-cell office:value-type="string" table:style-name="ce21">
            <text:p>Vp int = V2</text:p>
          </table:table-cell>
          <table:table-cell office:value-type="float" office:value="9900.5278759315552" table:formula="of:=[.C18]" table:style-name="ce4">
            <text:p>9900,5278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1">
            <text:p>Total DV</text:p>
          </table:table-cell>
          <table:table-cell office:value-type="float" office:value="3778.7909730162446" table:formula="of:=[.C20]+[.C21]" table:style-name="ce4">
            <text:p>3778,790973</text:p>
          </table:table-cell>
          <table:table-cell table:style-name="ce1"/>
          <table:table-cell office:value-type="string" table:style-name="ce21">
            <text:p>Va int = V3</text:p>
          </table:table-cell>
          <table:table-cell office:value-type="float" office:value="1638.5299665070004" table:formula="of:=[.C19]" table:style-name="ce4">
            <text:p>1638,529967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1">
            <text:p>DV1</text:p>
          </table:table-cell>
          <table:table-cell office:value-type="float" office:value="2344.9273166418029" table:formula="of:=SQRT([.F21]^2+[.F19]^2-2*[.F19]*[.F21]*COS([.G16]-[.G18]))" table:style-name="ce4">
            <text:p>2344,927317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1">
            <text:p>DV2</text:p>
          </table:table-cell>
          <table:table-cell office:value-type="float" office:value="1457.2755380124411" table:formula="of:=SQRT([.F22]^2+[.F20]^2-2*[.F22]*[.F20]*COS([.G18]))" table:style-name="ce4">
            <text:p>1457,275538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1">
            <text:p>Total DV</text:p>
          </table:table-cell>
          <table:table-cell office:value-type="float" office:value="3802.2028546542442" table:formula="of:=[.F23]+[.F24]" table:style-name="ce4">
            <text:p>3802,202855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0"/>
          <table:table-cell office:value-type="string" table:style-name="ce11">
            <text:p>i en deg</text:p>
          </table:table-cell>
          <table:table-cell office:value-type="string" table:style-name="ce12">
            <text:p>a en m</text:p>
          </table:table-cell>
          <table:table-cell office:value-type="string" table:style-name="ce12">
            <text:p>ra en m</text:p>
          </table:table-cell>
          <table:table-cell office:value-type="string" table:style-name="ce12">
            <text:p>Va en m/s</text:p>
          </table:table-cell>
          <table:table-cell office:value-type="string" table:style-name="ce12">
            <text:p>DV en m/s</text:p>
          </table:table-cell>
          <table:table-cell office:value-type="string" table:style-name="ce12">
            <text:p>T en s</text:p>
          </table:table-cell>
          <table:table-cell office:value-type="string" table:style-name="ce12">
            <text:p>appogé en deg</text:p>
          </table:table-cell>
          <table:table-cell office:value-type="string" table:style-name="ce12">
            <text:p>nb de tour</text:p>
          </table:table-cell>
          <table:table-cell office:value-type="string" table:style-name="ce12">
            <text:p>cos(theta)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orbite init (GTO)</text:p>
          </table:table-cell>
          <table:table-cell office:value-type="float" office:value="7" table:formula="of:=[.F16]" table:style-name="ce6">
            <text:p>7</text:p>
          </table:table-cell>
          <table:table-cell office:value-type="float" office:value="24571159.129999999" table:formula="of:=[.F15]" table:style-name="ce6">
            <text:p>24571159,13</text:p>
          </table:table-cell>
          <table:table-cell office:value-type="float" office:value="42164178.259999998" table:formula="of:=[.F14]" table:style-name="ce6">
            <text:p>42164178,26</text:p>
          </table:table-cell>
          <table:table-cell office:value-type="float" office:value="1638.5299665070004" table:formula="of:=[.F22]" table:style-name="ce6">
            <text:p>1638,529967</text:p>
          </table:table-cell>
          <table:table-cell table:number-columns-repeated="4" table:style-name="ce5"/>
          <table:table-cell office:value-type="float" office:value="0.96660007598231346" table:formula="of:=([.E32]^2-[.E29]^2-[.F33]^2)/(2*[.E29]*[.F33])" table:style-name="ce5">
            <text:p>0,966600076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orbite 1</text:p>
          </table:table-cell>
          <table:table-cell office:value-type="float" office:value="1.7462739637533762" table:formula="of:=[.B29]-180/PI()*ASIN(SIN(PI()-ACOS([.J29]))/[.E30]*[.F30])" table:style-name="ce5">
            <text:p>1,746273964</text:p>
          </table:table-cell>
          <table:table-cell office:value-type="float" office:value="31732044.988143135" table:formula="of:=[.C4]*[.D30]/(2*[.C4]-[.D30]*[.E30]^2)" table:style-name="ce7">
            <text:p>3,17E+07</text:p>
          </table:table-cell>
          <table:table-cell office:value-type="float" office:value="42164178.259999998" table:formula="of:=[.D29]" table:style-name="ce5">
            <text:p>42164178,26</text:p>
          </table:table-cell>
          <table:table-cell office:value-type="float" office:value="2519.0526380697897" table:formula="of:=([.E29]^2+[.F30]^2+2*[.E29]*[.F30]*[.J29])^0.5" table:style-name="ce5">
            <text:p>2519,052638</text:p>
          </table:table-cell>
          <table:table-cell office:value-type="float" office:value="900" table:style-name="ce8">
            <text:p>900</text:p>
          </table:table-cell>
          <table:table-cell office:value-type="float" office:value="56254.564694645444" table:formula="of:=2*PI()*SQRT([.C30]^3/[.C4])" table:style-name="ce7">
            <text:p>5,63E+0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5">
            <text:p>orbite 2</text:p>
          </table:table-cell>
          <table:table-cell office:value-type="float" office:value="0.41887721222468621" table:formula="of:=[.B30]-180/PI()*ASIN(SIN(PI()-ACOS([.J29]))/[.E31]*[.F31])" table:style-name="ce5">
            <text:p>0,418877212</text:p>
          </table:table-cell>
          <table:table-cell office:value-type="float" office:value="35408965.462099768" table:formula="of:=[.C4]*[.D31]/(2*[.C4]-[.D31]*[.E31]^2)" table:style-name="ce7">
            <text:p>3,54E+07</text:p>
          </table:table-cell>
          <table:table-cell office:value-type="float" office:value="42164178.259999998" table:formula="of:=[.D29]" table:style-name="ce5">
            <text:p>42164178,26</text:p>
          </table:table-cell>
          <table:table-cell office:value-type="float" office:value="2765.8683606471313" table:formula="of:=([.E29]^2+([.F30]+[.F31])^2+2*[.E29]*([.F30]+[.F31])*[.J29])^0.5" table:style-name="ce5">
            <text:p>2765,868361</text:p>
          </table:table-cell>
          <table:table-cell office:value-type="float" office:value="250" table:style-name="ce8">
            <text:p>250</text:p>
          </table:table-cell>
          <table:table-cell office:value-type="float" office:value="66310.229918646641" table:formula="of:=2*PI()*SQRT([.C31]^3/[.C4])" table:style-name="ce7">
            <text:p>6,63E+04</text:p>
          </table:table-cell>
          <table:table-cell office:value-type="float" office:value="110.071723172438" table:formula="of:=MOD([.H30]+[.G30]/[.G32]*360*[.I30];360)" table:style-name="ce5">
            <text:p>110,0717232</text:p>
          </table:table-cell>
          <table:table-cell office:value-type="float" office:value="3" table:style-name="ce8">
            <text:p>3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5">
            <text:p>orbite final (GEO)</text:p>
          </table:table-cell>
          <table:table-cell office:value-type="float" office:value="0" table:formula="of:=[.F17]" table:style-name="ce6">
            <text:p>0</text:p>
          </table:table-cell>
          <table:table-cell office:value-type="float" office:value="42164178.259999998" table:formula="of:=[.F14]" table:style-name="ce6">
            <text:p>42164178,26</text:p>
          </table:table-cell>
          <table:table-cell office:value-type="float" office:value="42164178.259999998" table:formula="of:=[.F14]" table:style-name="ce6">
            <text:p>42164178,26</text:p>
          </table:table-cell>
          <table:table-cell office:value-type="float" office:value="3074.6619375220093" table:formula="of:=[.F20]" table:style-name="ce6">
            <text:p>3074,661938</text:p>
          </table:table-cell>
          <table:table-cell office:value-type="float" office:value="312.0461370669077" table:formula="of:=[.F33]-[.F30]-[.F31]" table:style-name="ce5">
            <text:p>312,0461371</text:p>
          </table:table-cell>
          <table:table-cell office:value-type="float" office:value="86164.056639685936" table:formula="of:=2*PI()*SQRT([.C32]^3/[.C4])" table:style-name="ce7">
            <text:p>8,62E+04</text:p>
          </table:table-cell>
          <table:table-cell office:value-type="float" office:value="221.21931655482172" table:formula="of:=MOD([.H31]+[.G31]/[.G32]*360*[.I31];360)" table:style-name="ce9">
            <text:p>221,2193166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5">
            <text:p>total</text:p>
          </table:table-cell>
          <table:table-cell office:value-type="float" office:value="1462.0461370669077" table:formula="of:=([.E29]^2+[.E32]^2-2*[.E29]*[.E32]*COS(([.B29]-[.B32])*PI()/180))^0.5" table:style-name="ce5">
            <text:p>1462,046137</text:p>
          </table:table-cell>
          <table:table-cell table:number-columns-repeated="4" table:style-name="ce2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40" table:style-name="ro1">
          <table:table-cell table:number-columns-repeated="16384"/>
        </table:table-row>
      </table:table>
      <table:database-ranges>
        <table:database-range table:target-range-address="Feuil1.B3:Feuil1.C9" table:name="Tableau1" table:display-filter-buttons="true"/>
        <table:database-range table:target-range-address="Feuil1.E4:Feuil1.F6" table:name="Tableau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Yoan Cozzi</meta:initial-creator>
    <dc:creator>Yoan Cozzi</dc:creator>
    <meta:creation-date>2025-10-28T10:15:46Z</meta:creation-date>
    <dc:date>2025-11-04T09:06:55Z</dc:date>
    <meta:editing-duration>PT0S</meta:editing-duration>
  </office:meta>
</office:document-meta>
</file>